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ableColumn7" style:family="table-column">
      <style:table-column-properties style:column-width="3.1305in"/>
    </style:style>
    <style:style style:name="TableColumn8" style:family="table-column">
      <style:table-column-properties style:column-width="3.1305in"/>
    </style:style>
    <style:style style:name="Table6" style:family="table">
      <style:table-properties style:width="6.261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fo:font-size="18pt" style:font-size-asian="18pt" style:font-size-complex="18pt"/>
    </style:style>
    <style:style style:name="T28" style:parent-style-name="DefaultParagraphFont" style:family="text">
      <style:text-properties fo:font-weight="bold" style:font-weight-asian="bold" style:font-weight-complex="bold" fo:font-size="18pt" style:font-size-asian="18pt" style:font-size-complex="18pt"/>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paragraph-properties fo:margin-left="0.5in">
        <style:tab-stops/>
      </style:paragraph-properties>
    </style:style>
    <style:style style:name="P32" style:parent-style-name="Normal" style:family="paragraph">
      <style:paragraph-properties fo:margin-left="0.5in">
        <style:tab-stops/>
      </style:paragraph-properties>
    </style:style>
    <style:style style:name="T33" style:parent-style-name="DefaultParagraphFont" style:family="text">
      <style:text-properties fo:font-weight="bold" style:font-weight-asian="bold" style:font-weight-complex="bold"/>
    </style:style>
    <style:style style:name="P34" style:parent-style-name="Normal" style:family="paragraph">
      <style:paragraph-properties fo:margin-left="0.5in">
        <style:tab-stops/>
      </style:paragraph-properties>
    </style:style>
    <style:style style:name="P35" style:parent-style-name="Normal" style:family="paragraph">
      <style:paragraph-properties fo:margin-left="0.5in">
        <style:tab-stops/>
      </style:paragraph-properties>
    </style:style>
    <style:style style:name="T36" style:parent-style-name="DefaultParagraphFont" style:family="text">
      <style:text-properties fo:font-weight="bold" style:font-weight-asian="bold" style:font-weight-complex="bold"/>
    </style:style>
    <style:style style:name="P37" style:parent-style-name="ListParagraph" style:list-style-name="LFO1"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Normal" style:family="paragraph">
      <style:paragraph-properties fo:margin-left="0.5in">
        <style:tab-stops/>
      </style:paragraph-properties>
    </style:style>
    <style:style style:name="T42" style:parent-style-name="DefaultParagraphFont" style:family="text">
      <style:text-properties fo:font-weight="bold" style:font-weight-asian="bold" style:font-weight-complex="bold"/>
    </style:style>
    <style:style style:name="P43" style:parent-style-name="Normal" style:family="paragraph">
      <style:paragraph-properties fo:margin-left="0.5in">
        <style:tab-stops/>
      </style:paragraph-properties>
    </style:style>
    <style:style style:name="T44" style:parent-style-name="DefaultParagraphFont" style:family="text">
      <style:text-properties fo:font-weight="bold" style:font-weight-asian="bold" style:font-weight-complex="bold"/>
    </style:style>
    <style:style style:name="P45" style:parent-style-name="ListParagraph" style:list-style-name="LFO1" style:family="paragraph"/>
    <style:style style:name="P46" style:parent-style-name="ListParagraph" style:list-style-name="LFO1" style:family="paragraph"/>
    <style:style style:name="P47" style:parent-style-name="ListParagraph" style:list-style-name="LFO1" style:family="paragraph"/>
    <style:style style:name="P48" style:parent-style-name="ListParagraph" style:list-style-name="LFO1" style:family="paragraph"/>
    <style:style style:name="P49" style:parent-style-name="Normal" style:family="paragraph">
      <style:paragraph-properties fo:margin-left="0.5in">
        <style:tab-stops/>
      </style:paragraph-properties>
    </style:style>
    <style:style style:name="T50" style:parent-style-name="DefaultParagraphFont" style:family="text">
      <style:text-properties fo:font-weight="bold" style:font-weight-asian="bold" style:font-weight-complex="bold"/>
    </style:style>
    <style:style style:name="P51" style:parent-style-name="Normal" style:family="paragraph">
      <style:paragraph-properties fo:margin-left="0.5in">
        <style:tab-stops/>
      </style:paragraph-properties>
    </style:style>
    <style:style style:name="T52" style:parent-style-name="DefaultParagraphFont" style:family="text">
      <style:text-properties fo:font-weight="bold" style:font-weight-asian="bold" style:font-weight-complex="bold"/>
    </style:style>
    <style:style style:name="TableColumn54" style:family="table-column">
      <style:table-column-properties style:column-width="3.1305in"/>
    </style:style>
    <style:style style:name="TableColumn55" style:family="table-column">
      <style:table-column-properties style:column-width="3.1305in"/>
    </style:style>
    <style:style style:name="Table53" style:family="table">
      <style:table-properties style:width="6.2611in" fo:margin-left="0in" table:align="lef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fo:font-size="18pt" style:font-size-asian="18pt" style:font-size-complex="18pt"/>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family="paragraph">
      <style:paragraph-properties fo:margin-left="0.5in">
        <style:tab-stops/>
      </style:paragraph-properties>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family="paragraph">
      <style:paragraph-properties fo:margin-left="0.5in">
        <style:tab-stops/>
      </style:paragraph-properties>
    </style:style>
    <style:style style:name="P80" style:parent-style-name="Normal" style:family="paragraph">
      <style:paragraph-properties fo:margin-left="0.5in">
        <style:tab-stops/>
      </style:paragraph-properties>
    </style:style>
    <style:style style:name="TableColumn82" style:family="table-column">
      <style:table-column-properties style:column-width="3.1305in"/>
    </style:style>
    <style:style style:name="TableColumn83" style:family="table-column">
      <style:table-column-properties style:column-width="3.1305in"/>
    </style:style>
    <style:style style:name="Table81" style:family="table">
      <style:table-properties style:width="6.2611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fo:font-size="18pt" style:font-size-asian="18pt" style:font-size-complex="18pt"/>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ListParagraph" style:list-style-name="LFO1" style:family="paragraph"/>
    <style:style style:name="P105" style:parent-style-name="ListParagraph" style:list-style-name="LFO1" style:family="paragraph"/>
    <style:style style:name="T106" style:parent-style-name="DefaultParagraphFont" style:family="text">
      <style:text-properties fo:font-weight="bold" style:font-weight-asian="bold" style:font-weight-complex="bold"/>
    </style:style>
    <style:style style:name="P107" style:parent-style-name="ListParagraph" style:list-style-name="LFO1" style:family="paragraph"/>
    <style:style style:name="T108" style:parent-style-name="DefaultParagraphFont" style:family="text">
      <style:text-properties fo:font-weight="bold" style:font-weight-asian="bold" style:font-weight-complex="bold"/>
    </style:style>
    <style:style style:name="P109" style:parent-style-name="ListParagraph" style:list-style-name="LFO1" style:family="paragraph"/>
    <style:style style:name="P110" style:parent-style-name="ListParagraph" style:list-style-name="LFO1" style:family="paragraph">
      <style:text-properties fo:font-weight="bold" style:font-weight-asian="bold" style:font-weight-complex="bold"/>
    </style:style>
    <style:style style:name="P111" style:parent-style-name="ListParagraph" style:family="paragraph">
      <style:paragraph-properties fo:margin-left="0.75in">
        <style:tab-stops/>
      </style:paragraph-properties>
    </style:style>
    <style:style style:name="P112" style:parent-style-name="ListParagraph" style:family="paragraph">
      <style:paragraph-properties fo:margin-left="0.75in">
        <style:tab-stops/>
      </style:paragraph-properties>
    </style:style>
    <style:style style:name="P113" style:parent-style-name="ListParagraph" style:family="paragraph">
      <style:paragraph-properties fo:margin-left="0.75in">
        <style:tab-stops/>
      </style:paragraph-properties>
    </style:style>
    <style:style style:name="P114" style:parent-style-name="ListParagraph" style:family="paragraph">
      <style:paragraph-properties fo:margin-left="0.75in">
        <style:tab-stops/>
      </style:paragraph-properties>
    </style:style>
    <style:style style:name="P115" style:parent-style-name="ListParagraph" style:family="paragraph">
      <style:paragraph-properties fo:margin-left="0.75in">
        <style:tab-stops/>
      </style:paragraph-properties>
    </style:style>
    <style:style style:name="P116" style:parent-style-name="ListParagraph" style:family="paragraph">
      <style:paragraph-properties fo:margin-left="0.75in">
        <style:tab-stops/>
      </style:paragraph-properties>
    </style:style>
    <style:style style:name="P117" style:parent-style-name="ListParagraph" style:family="paragraph">
      <style:paragraph-properties fo:margin-left="0.75in">
        <style:tab-stops/>
      </style:paragraph-properties>
    </style:style>
    <style:style style:name="P118" style:parent-style-name="ListParagraph" style:family="paragraph">
      <style:paragraph-properties fo:margin-left="0.75in">
        <style:tab-stops/>
      </style:paragraph-properties>
    </style:style>
    <style:style style:name="P119" style:parent-style-name="ListParagraph" style:list-style-name="LFO1" style:family="paragraph"/>
    <style:style style:name="P120" style:parent-style-name="Normal" style:family="paragraph">
      <style:paragraph-properties fo:margin-left="1in">
        <style:tab-stops/>
      </style:paragraph-properties>
    </style:style>
    <style:style style:name="P121" style:parent-style-name="Normal" style:family="paragraph">
      <style:paragraph-properties fo:margin-left="1in">
        <style:tab-stops/>
      </style:paragraph-properties>
    </style:style>
    <style:style style:name="T122" style:parent-style-name="DefaultParagraphFont" style:family="text">
      <style:text-properties fo:font-weight="bold" style:font-weight-asian="bold" style:font-weight-complex="bold"/>
    </style:style>
    <style:style style:name="TableColumn124" style:family="table-column">
      <style:table-column-properties style:column-width="3.1305in"/>
    </style:style>
    <style:style style:name="TableColumn125" style:family="table-column">
      <style:table-column-properties style:column-width="3.1305in"/>
    </style:style>
    <style:style style:name="Table123" style:family="table">
      <style:table-properties style:width="6.2611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Normal" style:family="paragraph">
      <style:text-properties fo:font-weight="bold" style:font-weight-asian="bold" style:font-weight-complex="bold"/>
    </style:style>
    <style:style style:name="P140" style:parent-style-name="Normal" style:family="paragraph">
      <style:text-properties fo:font-weight="bold" style:font-weight-asian="bold" style:font-weight-complex="bold"/>
    </style:style>
  </office:automatic-styles>
  <office:body>
    <office:text text:use-soft-page-breaks="true">
      <text:p text:style-name="P1"><text:s/>Bài 16<text:s/></text:p>
      <text:p text:style-name="Normal"><text:span text:style-name="T2"><text:s text:c="2"/>Bước 1</text:span>: Nhập vào giá trị cho n, a, và d.</text:p>
      <text:p text:style-name="Normal"><text:s text:c="2"/><text:span text:style-name="T3">Bước 2</text:span>:<text:s/></text:p>
      <text:p text:style-name="Normal"><text:s text:c="4"/>- Kiểm tra xem n có phải số nguyên dương không. Nếu n&lt;=0 thì kết thúc chương trình với thông báo lỗi “FALSE” vì số lượng số hạng không phải là số dương.</text:p>
      <text:p text:style-name="Normal"><text:s text:c="4"/>- Hàm<text:s/><text:span text:style-name="T4">tong(double a, long long n, double d):</text:span></text:p>
      <text:p text:style-name="Normal"><text:s text:c="7"/>+ Nhận ba tham số: a, n, và d.</text:p>
      <text:p text:style-name="Normal"><text:s text:c="7"/>+ Tính tổng của dãy bằng công thức: n*a+(n*(n-1)*d)/2</text:p>
      <text:p text:style-name="Normal"><text:s text:c="7"/>+ Trả về kết quả tổng.</text:p>
      <text:p text:style-name="Normal"><text:s text:c="2"/><text:span text:style-name="T5">Bước 3</text:span>: In ra kết quả tổng của dãy số.</text:p>
      <table:table table:style-name="Table6">
        <table:table-columns>
          <table:table-column table:style-name="TableColumn7"/>
          <table:table-column table:style-name="TableColumn8"/>
        </table:table-columns>
        <table:table-row table:style-name="TableRow9">
          <table:table-cell table:style-name="TableCell10">
            <text:p text:style-name="P11">Input</text:p>
          </table:table-cell>
          <table:table-cell table:style-name="TableCell12">
            <text:p text:style-name="P13">Output</text:p>
          </table:table-cell>
        </table:table-row>
        <table:table-row table:style-name="TableRow14">
          <table:table-cell table:style-name="TableCell15">
            <text:p text:style-name="P16">5 <text:s text:c="2"/>2 <text:s/>1.5</text:p>
          </table:table-cell>
          <table:table-cell table:style-name="TableCell17">
            <text:p text:style-name="P18">25.000000</text:p>
          </table:table-cell>
        </table:table-row>
        <table:table-row table:style-name="TableRow19">
          <table:table-cell table:style-name="TableCell20">
            <text:p text:style-name="P21">-3 <text:s/>2 <text:s/>4</text:p>
          </table:table-cell>
          <table:table-cell table:style-name="TableCell22">
            <text:p text:style-name="P23">FALSE</text:p>
          </table:table-cell>
        </table:table-row>
      </table:table>
      <text:p text:style-name="P24"/>
      <text:p text:style-name="P25">Mã giả</text:p>
      <text:p text:style-name="Normal">Hàm tong(a: số thực, n: số nguyên dài, d: số thực) -&gt; số thực:</text:p>
      <text:p text:style-name="Normal"><text:s text:c="4"/>- Trả về giá trị: n * a + (n * (n - 1) * d) / 2</text:p>
      <text:p text:style-name="Normal">Hàm main:</text:p>
      <text:p text:style-name="Normal"><text:s text:c="4"/>- Khai báo biến:</text:p>
      <text:p text:style-name="Normal"><text:s text:c="8"/>- n: số nguyên dài</text:p>
      <text:p text:style-name="Normal"><text:s text:c="8"/>- a, d: số thực</text:p>
      <text:p text:style-name="Normal"><text:s text:c="4"/>- Nhập giá trị:</text:p>
      <text:p text:style-name="Normal"><text:s text:c="8"/>- Nhập n</text:p>
      <text:p text:style-name="Normal"><text:s text:c="8"/>- Nhập a</text:p>
      <text:p text:style-name="Normal"><text:s text:c="8"/>- Nhập d</text:p>
      <text:p text:style-name="Normal"><text:s text:c="4"/>- Nếu n &lt;= 0:</text:p>
      <text:p text:style-name="Normal"><text:s text:c="8"/>- In ra "FALSE"</text:p>
      <text:p text:style-name="Normal"><text:s text:c="8"/>- Kết thúc chương trình</text:p>
      <text:p text:style-name="Normal"><text:s text:c="4"/>- Ngược lại:</text:p>
      <text:soft-page-break/>
      <text:p text:style-name="Normal"><text:s text:c="8"/>- Gọi hàm tong với tham số a, n, d</text:p>
      <text:p text:style-name="Normal"><text:s text:c="8"/>- Lưu kết quả vào một biến</text:p>
      <text:p text:style-name="Normal"><text:s text:c="8"/>- In kết quả ra màn hình</text:p>
      <text:p text:style-name="Normal"><text:s text:c="4"/>- Kết thúc chương trình</text:p>
      <text:p text:style-name="P26"/>
      <text:p text:style-name="P27">Bài 26</text:p>
      <text:p text:style-name="Normal"><text:span text:style-name="T28"><text:s/></text:span><text:span text:style-name="T29">Bước 1</text:span>: Nhập vào giá trị x.</text:p>
      <text:p text:style-name="Normal"><text:span text:style-name="T30"><text:s/>Bước 2</text:span>: Kiểm tra điều kiện đặc biệt:</text:p>
      <text:p text:style-name="P31">Duyệt qua các số lẻ từ 1 đến 63.</text:p>
      <text:p text:style-name="P32">Nếu x trùng với một số lẻ nào đó trong khoảng này, hiển thị "FALSE" và kết thúc chương trình, vì mẫu số sẽ chứa giá trị 0, dẫn đến phép chia không hợp lệ.</text:p>
      <text:p text:style-name="Normal"><text:span text:style-name="T33">Bước 3</text:span>: Tính giá trị tử số:</text:p>
      <text:p text:style-name="P34"/>
      <text:p text:style-name="P35"><text:span text:style-name="T36">Hàm tu(double x)</text:span>:</text:p>
      <text:list text:style-name="LFO1" text:continue-numbering="true">
        <text:list-item>
          <text:p text:style-name="P37">Khởi tạo một biến s với giá trị ban đầu là 1.</text:p>
        </text:list-item>
        <text:list-item>
          <text:p text:style-name="P38">Tính tích của các số chẵn từ (x-2) đến (x-64).</text:p>
        </text:list-item>
        <text:list-item>
          <text:p text:style-name="P39">Sử dụng vòng lặp for, với biến i chạy từ 2 đến 64, bước nhảy 2, và nhân các giá trị (x - i) vào biến s.</text:p>
        </text:list-item>
        <text:list-item>
          <text:p text:style-name="P40">Trả về kết quả của tích này.</text:p>
        </text:list-item>
      </text:list>
      <text:p text:style-name="P41"/>
      <text:p text:style-name="Normal"><text:span text:style-name="T42">Bước 4</text:span>: Tính giá trị mẫu số:</text:p>
      <text:p text:style-name="P43"><text:span text:style-name="T44">Hàm mau(double x)</text:span>:</text:p>
      <text:list text:style-name="LFO1" text:continue-numbering="true">
        <text:list-item>
          <text:p text:style-name="P45">Khởi tạo một biến s với giá trị ban đầu là 1.</text:p>
        </text:list-item>
        <text:list-item>
          <text:p text:style-name="P46">Tính tích của các số lẻ từ (x-1) đến (x-63).</text:p>
        </text:list-item>
        <text:list-item>
          <text:p text:style-name="P47">Sử dụng vòng lặp for, với biến i chạy từ 1 đến 63, bước nhảy 2, và nhân các giá trị (x - i) vào biến s.</text:p>
        </text:list-item>
        <text:list-item>
          <text:p text:style-name="P48">Trả về kết quả của tích này.</text:p>
        </text:list-item>
      </text:list>
      <text:p text:style-name="P49"/>
      <text:p text:style-name="Normal"><text:span text:style-name="T50">Bước 5</text:span>: Tính kết quả:</text:p>
      <text:p text:style-name="P51">Tính giá trị của biểu thức bằng cách gọi hàm tu(x) và mau(x), sau đó lấy tu(x) chia cho mau(x).</text:p>
      <text:soft-page-break/>
      <text:p text:style-name="Normal"><text:span text:style-name="T52">Bước 6</text:span>: Hiển thị kết quả.</text:p>
      <table:table table:style-name="Table53">
        <table:table-columns>
          <table:table-column table:style-name="TableColumn54"/>
          <table:table-column table:style-name="TableColumn55"/>
        </table:table-columns>
        <table:table-row table:style-name="TableRow56">
          <table:table-cell table:style-name="TableCell57">
            <text:p text:style-name="P58">Input</text:p>
          </table:table-cell>
          <table:table-cell table:style-name="TableCell59">
            <text:p text:style-name="P60">Output</text:p>
          </table:table-cell>
        </table:table-row>
        <table:table-row table:style-name="TableRow61">
          <table:table-cell table:style-name="TableCell62">
            <text:p text:style-name="P63">3</text:p>
          </table:table-cell>
          <table:table-cell table:style-name="TableCell64">
            <text:p text:style-name="P65">FALSE</text:p>
          </table:table-cell>
        </table:table-row>
        <table:table-row table:style-name="TableRow66">
          <table:table-cell table:style-name="TableCell67">
            <text:p text:style-name="P68">6.5</text:p>
          </table:table-cell>
          <table:table-cell table:style-name="TableCell69">
            <text:p text:style-name="P70">3.103880</text:p>
          </table:table-cell>
        </table:table-row>
      </table:table>
      <text:p text:style-name="Normal"/>
      <text:p text:style-name="P71">Mã giả</text:p>
      <text:p text:style-name="Normal">Hàm tu(x: số thực) -&gt; số thực:</text:p>
      <text:p text:style-name="Normal"><text:s text:c="4"/>- s = 1</text:p>
      <text:p text:style-name="Normal"><text:s text:c="4"/>- Lặp qua i từ 2 đến 64 với bước nhảy 2:</text:p>
      <text:p text:style-name="Normal"><text:s text:c="8"/>- s *= (x - i)</text:p>
      <text:p text:style-name="Normal"><text:s text:c="4"/>- Trả về s</text:p>
      <text:p text:style-name="Normal">Hàm mau(x: số thực) -&gt; số thực:</text:p>
      <text:p text:style-name="Normal"><text:s text:c="4"/>- s = 1</text:p>
      <text:p text:style-name="Normal"><text:s text:c="4"/>- Lặp qua i từ 1 đến 63 với bước nhảy 2:</text:p>
      <text:p text:style-name="Normal"><text:s text:c="8"/>- s *= (x - i)</text:p>
      <text:p text:style-name="Normal"><text:s text:c="4"/>- Trả về s</text:p>
      <text:p text:style-name="Normal">Hàm main:</text:p>
      <text:p text:style-name="Normal"><text:s text:c="4"/>- Nhập giá trị x</text:p>
      <text:p text:style-name="Normal"><text:s text:c="4"/>- Lặp qua i từ 1 đến 63 với bước nhảy 2:</text:p>
      <text:p text:style-name="Normal"><text:s text:c="8"/>- Nếu x == i:</text:p>
      <text:p text:style-name="Normal"><text:s text:c="12"/>- In "FALSE"</text:p>
      <text:p text:style-name="Normal"><text:s text:c="12"/>- Kết thúc chương trình</text:p>
      <text:p text:style-name="Normal"><text:s text:c="4"/>- Tính tử số = tu(x)</text:p>
      <text:p text:style-name="Normal"><text:s text:c="4"/>- Tính mẫu số = mau(x)</text:p>
      <text:p text:style-name="Normal"><text:s text:c="4"/>- Tính kết quả = tử số / mẫu số</text:p>
      <text:p text:style-name="Normal"><text:s text:c="4"/>- In kết quả</text:p>
      <text:p text:style-name="Normal"><text:s text:c="4"/>- Kết thúc chương trình</text:p>
      <text:p text:style-name="P72"/>
      <text:p text:style-name="P73">Bài 34</text:p>
      <text:soft-page-break/>
      <text:p text:style-name="Normal"><text:span text:style-name="T74">Bước 1</text:span>: Nhập chuỗi số nguyên dương và lưu vào biến s.</text:p>
      <text:p text:style-name="Normal"><text:span text:style-name="T75">Bước 2</text:span>: Gọi hàm check(s) để kiểm tra xem chuỗi s có đối xứng hay không.</text:p>
      <text:p text:style-name="P76"><text:span text:style-name="T77">Hàm check(s)</text:span>:</text:p>
      <text:p text:style-name="Normal">- Xác định độ dài của chuỗi s và lưu vào biến len.</text:p>
      <text:p text:style-name="Normal">- Lặp qua từng ký tự từ đầu đến giữa chuỗi (sử dụng vòng lặp for với chỉ số i từ 0 đến len/2).</text:p>
      <text:p text:style-name="Normal">- Ở mỗi bước của vòng lặp, so sánh ký tự ở vị trí i với ký tự ở vị trí len - i - 1.</text:p>
      <text:p text:style-name="Normal"><text:s text:c="6"/>+Nếu hai ký tự không khớp, trả về false và kết thúc hàm vì chuỗi không đối xứng.</text:p>
      <text:p text:style-name="Normal">- Nếu tất cả các cặp ký tự đối xứng đều khớp, trả về true, kết luận rằng chuỗi là đối xứng.</text:p>
      <text:p text:style-name="Normal"><text:span text:style-name="T78">Bước 3</text:span>: Dựa vào kết quả từ hàm check(s):</text:p>
      <text:p text:style-name="P79">Nếu kết quả là true, in ra "TRUE".</text:p>
      <text:p text:style-name="P80">Nếu kết quả là false, in ra "FALSE".</text:p>
      <table:table table:style-name="Table81">
        <table:table-columns>
          <table:table-column table:style-name="TableColumn82"/>
          <table:table-column table:style-name="TableColumn83"/>
        </table:table-columns>
        <table:table-row table:style-name="TableRow84">
          <table:table-cell table:style-name="TableCell85">
            <text:p text:style-name="P86">Input</text:p>
          </table:table-cell>
          <table:table-cell table:style-name="TableCell87">
            <text:p text:style-name="P88">Output</text:p>
          </table:table-cell>
        </table:table-row>
        <table:table-row table:style-name="TableRow89">
          <table:table-cell table:style-name="TableCell90">
            <text:p text:style-name="P91">5775</text:p>
          </table:table-cell>
          <table:table-cell table:style-name="TableCell92">
            <text:p text:style-name="P93">TRUE</text:p>
          </table:table-cell>
        </table:table-row>
        <table:table-row table:style-name="TableRow94">
          <table:table-cell table:style-name="TableCell95">
            <text:p text:style-name="P96">1234</text:p>
          </table:table-cell>
          <table:table-cell table:style-name="TableCell97">
            <text:p text:style-name="P98">FALSE</text:p>
          </table:table-cell>
        </table:table-row>
      </table:table>
      <text:p text:style-name="Normal"/>
      <text:p text:style-name="P99">Mã giả</text:p>
      <text:p text:style-name="Normal">Hàm check(s: chuỗi ký tự) -&gt; boolean:</text:p>
      <text:p text:style-name="Normal"><text:s text:c="4"/>- len = độ dài chuỗi s</text:p>
      <text:p text:style-name="Normal"><text:s text:c="4"/>- Lặp qua i từ 0 đến len / 2:</text:p>
      <text:p text:style-name="Normal"><text:s text:c="8"/>- Nếu s[i] khác s[len - i - 1]:</text:p>
      <text:p text:style-name="Normal"><text:s text:c="12"/>- Trả về false</text:p>
      <text:p text:style-name="Normal"><text:s text:c="4"/>- Trả về true</text:p>
      <text:p text:style-name="Normal">Hàm main:</text:p>
      <text:p text:style-name="Normal"><text:s text:c="4"/>- Khai báo chuỗi s</text:p>
      <text:p text:style-name="Normal"><text:s text:c="4"/>- Nhập chuỗi s</text:p>
      <text:p text:style-name="Normal"><text:s text:c="4"/>- Nếu check(s) trả về true:</text:p>
      <text:p text:style-name="Normal"><text:s text:c="8"/>- In "TRUE"</text:p>
      <text:p text:style-name="Normal"><text:s text:c="4"/>- Ngược lại:</text:p>
      <text:soft-page-break/>
      <text:p text:style-name="Normal"><text:s text:c="8"/>- In "FALSE"</text:p>
      <text:p text:style-name="P100"/>
      <text:p text:style-name="P101">Bài 63</text:p>
      <text:p text:style-name="Normal"><text:span text:style-name="T102">Bước 1</text:span>: Nhập số lượng phần tử n.</text:p>
      <text:p text:style-name="Normal"><text:span text:style-name="T103">Bước 2</text:span>: Khởi tạo mảng a với n phần tử:</text:p>
      <text:list text:style-name="LFO1" text:continue-numbering="true">
        <text:list-item>
          <text:p text:style-name="P104">Duyệt từ i = 0 đến i = n - 1.</text:p>
        </text:list-item>
        <text:list-item>
          <text:p text:style-name="P105">Nhập mỗi phần tử a[i].</text:p>
        </text:list-item>
      </text:list>
      <text:p text:style-name="Normal"><text:span text:style-name="T106">Bước 3</text:span>: In ra mảng a vừa nhập:</text:p>
      <text:list text:style-name="LFO1" text:continue-numbering="true">
        <text:list-item>
          <text:p text:style-name="P107">Duyệt qua từng phần tử của mảng a và in ra.</text:p>
        </text:list-item>
      </text:list>
      <text:p text:style-name="Normal"><text:span text:style-name="T108">Bước 4</text:span>: Tìm và cộng tổng các số chính phương trong mảng:</text:p>
      <text:list text:style-name="LFO1" text:continue-numbering="true">
        <text:list-item>
          <text:p text:style-name="P109">Khởi tạo biến s = 0 để lưu tổng các số chính phương.</text:p>
        </text:list-item>
        <text:list-item>
          <text:p text:style-name="P110">Hàm check(long long n)</text:p>
        </text:list-item>
      </text:list>
      <text:p text:style-name="P111">+ Khai báo biến t với kiểu dữ liệu long long.</text:p>
      <text:p text:style-name="P112">+ Tính căn bậc hai của n: t=sqrt(n).</text:p>
      <text:p text:style-name="P113">+ Kiểm tra điều kiện để xác định số chính phương:</text:p>
      <text:p text:style-name="P114"><text:s text:c="4"/>* Nếu t×t=n, thì n là số chính phương (vì t là số nguyên và bình phương của nó đúng bằng n).</text:p>
      <text:p text:style-name="P115"><text:s text:c="4"/>* Ngược lại, nếu t×t≠n thì n không phải là số chính phương.</text:p>
      <text:p text:style-name="P116">+ Trả về kết quả:</text:p>
      <text:p text:style-name="Normal"><text:s text:c="15"/>* Trả về True nếu n là số chính phương.</text:p>
      <text:p text:style-name="P117">* Trả về False nếu n không phải là số chính phương.</text:p>
      <text:p text:style-name="P118"/>
      <text:list text:style-name="LFO1" text:continue-numbering="true">
        <text:list-item>
          <text:p text:style-name="P119">Duyệt qua từng phần tử a[i] của mảng:</text:p>
        </text:list-item>
      </text:list>
      <text:p text:style-name="P120">+ Gọi hàm check(a[i]) để kiểm tra xem a[i] có phải là số chính phương hay không.<text:s/></text:p>
      <text:p text:style-name="P121">+ Nếu check(a[i]) trả về true, cộng a[i] vào s và in ra a[i].</text:p>
      <text:p text:style-name="Normal"><text:span text:style-name="T122">Bước 5</text:span>: In ra tổng s của các số chính phương.</text:p>
      <table:table table:style-name="Table123">
        <table:table-columns>
          <table:table-column table:style-name="TableColumn124"/>
          <table:table-column table:style-name="TableColumn125"/>
        </table:table-columns>
        <table:table-row table:style-name="TableRow126">
          <table:table-cell table:style-name="TableCell127">
            <text:p text:style-name="P128">Input</text:p>
          </table:table-cell>
          <table:table-cell table:style-name="TableCell129">
            <text:p text:style-name="P130">Output</text:p>
          </table:table-cell>
        </table:table-row>
        <table:table-row table:style-name="TableRow131">
          <table:table-cell table:style-name="TableCell132">
            <text:p text:style-name="P133">5</text:p>
            <text:p text:style-name="P134">2 3 4 25 16</text:p>
          </table:table-cell>
          <table:table-cell table:style-name="TableCell135">
            <text:p text:style-name="P136">2 3 4 25 16</text:p>
            <text:p text:style-name="P137">4 25 16</text:p>
            <text:p text:style-name="P138">45</text:p>
          </table:table-cell>
        </table:table-row>
      </table:table>
      <text:p text:style-name="Normal"/>
      <text:p text:style-name="P139">Mã giả</text:p>
      <text:soft-page-break/>
      <text:p text:style-name="Normal">Hàm check(n: số nguyên dài) -&gt; boolean:</text:p>
      <text:p text:style-name="Normal"><text:s text:c="4"/>- t = căn bậc hai của n</text:p>
      <text:p text:style-name="Normal"><text:s text:c="4"/>- Nếu t * t == n:</text:p>
      <text:p text:style-name="Normal"><text:s text:c="8"/>- Trả về true</text:p>
      <text:p text:style-name="Normal"><text:s text:c="4"/>- Ngược lại:</text:p>
      <text:p text:style-name="Normal"><text:s text:c="8"/>- Trả về false</text:p>
      <text:p text:style-name="Normal">Hàm main:</text:p>
      <text:p text:style-name="Normal"><text:s text:c="4"/>- Nhập số nguyên dài n</text:p>
      <text:p text:style-name="Normal"><text:s text:c="4"/>- Khai báo mảng a có n phần tử</text:p>
      <text:p text:style-name="Normal"><text:s text:c="4"/>- Nhập giá trị cho mảng a</text:p>
      <text:p text:style-name="Normal"><text:s text:c="4"/>- In từng phần tử của mảng</text:p>
      <text:p text:style-name="Normal"><text:s text:c="4"/>- Khởi tạo tổng s = 0</text:p>
      <text:p text:style-name="Normal"><text:s text:c="4"/>- Lặp qua từng phần tử của mảng:</text:p>
      <text:p text:style-name="Normal"><text:s text:c="8"/>- Nếu phần tử là số chính phương (dùng hàm check):</text:p>
      <text:p text:style-name="Normal"><text:s text:c="12"/>- In phần tử đó</text:p>
      <text:p text:style-name="Normal"><text:s text:c="12"/>- Cộng giá trị của phần tử vào tổng s</text:p>
      <text:p text:style-name="Normal"><text:s text:c="4"/>- In tổng s</text:p>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Yu Mincho"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opsjackken@gmail.com</meta:initial-creator>
    <dc:creator>oopsjackken@gmail.com</dc:creator>
    <meta:creation-date>2024-10-31T15:09:00Z</meta:creation-date>
    <dc:date>2024-11-24T03:20:00Z</dc:date>
    <meta:template xlink:href="Normal" xlink:type="simple"/>
    <meta:editing-cycles>3</meta:editing-cycles>
    <meta:editing-duration>PT48420S</meta:editing-duration>
    <meta:document-statistic meta:page-count="6" meta:paragraph-count="10" meta:word-count="766" meta:character-count="5123" meta:row-count="36" meta:non-whitespace-character-count="4367"/>
  </office:meta>
</office:document-meta>
</file>